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6.6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8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>
      <style:text-properties fo:color="#000000" style:font-name="Arial" fo:font-size="10pt"/>
    </style:style>
    <style:style style:name="ce10" style:family="table-cell" style:parent-style-name="Default" style:data-style-name="N171">
      <style:text-properties fo:color="#000000" style:font-name="Arial" fo:font-size="10pt"/>
    </style:style>
    <style:style style:name="ce11" style:family="table-cell" style:parent-style-name="Default" style:data-style-name="N171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96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3">
      <style:text-properties fo:color="#000000" style:font-name="Arial" fo:font-size="10pt" fo:language="en" fo:country="US" style:font-name-asian="Consolas" style:language-asian="en" style:country-asian="US" style:font-name-complex="Consolas" style:font-size-complex="5.59999990463257pt" style:language-complex="en" style:country-complex="US"/>
    </style:style>
    <style:style style:name="ce7" style:family="table-cell" style:parent-style-name="Default" style:data-style-name="N3">
      <style:text-properties fo:color="#000000" style:font-name="Arial" fo:font-size="10pt"/>
    </style:style>
    <style:style style:name="ce8" style:family="table-cell" style:parent-style-name="Default" style:data-style-name="N1">
      <style:text-properties fo:color="#000000" style:font-name="Arial" fo:font-size="10pt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9" style:family="table-cell" style:parent-style-name="Default" style:data-style-name="N3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OrderGroup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1"/>
        <table:table-column table:style-name="co5" table:number-columns-repeated="6" table:default-cell-style-name="ce10"/>
        <table:table-column table:style-name="co5" table:number-columns-repeated="1009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comment</text:p>
          </table:table-cell>
          <table:table-cell table:style-name="ce6" office:value-type="string">
            <text:p>minimum_order</text:p>
          </table:table-cell>
          <table:table-cell table:style-name="ce8" office:value-type="string">
            <text:p>lead_time</text:p>
          </table:table-cell>
          <table:table-cell table:style-name="ce9" office:value-type="float" office:value="5000">
            <text:p>5,000</text:p>
          </table:table-cell>
          <table:table-cell table:style-name="ce9" office:value-type="float" office:value="10000">
            <text:p>10,000</text:p>
          </table:table-cell>
          <table:table-cell table:style-name="ce9" office:value-type="float" office:value="20000">
            <text:p>20,000</text:p>
          </table:table-cell>
          <table:table-cell table:style-name="ce9" office:value-type="float" office:value="50000">
            <text:p>50,000</text:p>
          </table:table-cell>
          <table:table-cell table:style-name="ce7" office:value-type="float" office:value="100000">
            <text:p>100,000</text:p>
          </table:table-cell>
          <table:table-cell table:style-name="ce7" office:value-type="float" office:value="250000">
            <text:p>250,000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LABEL 125 x 155</text:p>
          </table:table-cell>
          <table:table-cell table:style-name="ce3" office:value-type="string">
            <text:p>250ml label</text:p>
          </table:table-cell>
          <table:table-cell table:style-name="ce3"/>
          <table:table-cell office:value-type="float" office:value="20000">
            <text:p>20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1" office:value-type="float" office:value="0.035">
            <text:p>0.035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LABEL 75 x 130</text:p>
          </table:table-cell>
          <table:table-cell table:style-name="ce3" office:value-type="string">
            <text:p>100ml label</text:p>
          </table:table-cell>
          <table:table-cell table:style-name="ce3"/>
          <table:table-cell office:value-type="float" office:value="20000">
            <text:p>20,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8">
            <text:p>0.028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LABEL 100 x 135</text:p>
          </table:table-cell>
          <table:table-cell office:value-type="string">
            <text:p>150ml label</text:p>
          </table:table-cell>
          <table:table-cell/>
          <table:table-cell office:value-type="float" office:value="20000">
            <text:p>20,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8">
            <text:p>0.028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be label</text:p>
          </table:table-cell>
          <table:table-cell table:style-name="ce3" office:value-type="string">
            <text:p>Tube Label</text:p>
          </table:table-cell>
          <table:table-cell table:style-name="ce3"/>
          <table:table-cell office:value-type="float" office:value="20000">
            <text:p>20,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028">
            <text:p>0.028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string">
            <text:p>250ml Bottle</text:p>
          </table:table-cell>
          <table:table-cell table:style-name="ce5" office:value-type="string">
            <text:p>BOTTLE: 5006/24/JJ </text:p>
          </table:table-cell>
          <table:table-cell table:style-name="ce5"/>
          <table:table-cell office:value-type="float" office:value="50000">
            <text:p>50,00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 office:value-type="float" office:value="0.14">
            <text:p>0.14</text:p>
          </table:table-cell>
          <table:table-cell table:style-name="ce3" office:value-type="float" office:value="0.129">
            <text:p>0.129</text:p>
          </table:table-cell>
          <table:table-cell table:style-name="ce3" office:value-type="float" office:value="0.12">
            <text:p>0.12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100ml bottle</text:p>
          </table:table-cell>
          <table:table-cell table:style-name="ce3" office:value-type="string">
            <text:p>BOTTLE: 5574/24/A</text:p>
          </table:table-cell>
          <table:table-cell table:style-name="ce3"/>
          <table:table-cell office:value-type="float" office:value="50000">
            <text:p>50,00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 office:value-type="float" office:value="0.08">
            <text:p>0.08</text:p>
          </table:table-cell>
          <table:table-cell table:style-name="ce3" office:value-type="float" office:value="0.073">
            <text:p>0.073</text:p>
          </table:table-cell>
          <table:table-cell table:style-name="ce3" office:value-type="float" office:value="0.071">
            <text:p>0.071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250ml Hand bottle</text:p>
          </table:table-cell>
          <table:table-cell table:style-name="ce3" office:value-type="string">
            <text:p>BOTTLE: 5006/ Different neck</text:p>
          </table:table-cell>
          <table:table-cell table:style-name="ce3"/>
          <table:table-cell office:value-type="float" office:value="50000">
            <text:p>50,00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 office:value-type="float" office:value="0.14">
            <text:p>0.14</text:p>
          </table:table-cell>
          <table:table-cell table:style-name="ce3" office:value-type="float" office:value="0.129">
            <text:p>0.129</text:p>
          </table:table-cell>
          <table:table-cell table:style-name="ce3" office:value-type="float" office:value="0.12">
            <text:p>0.12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150ml spray bottle</text:p>
          </table:table-cell>
          <table:table-cell table:style-name="ce3" office:value-type="string">
            <text:p>BOTTLE:5048/24/F</text:p>
          </table:table-cell>
          <table:table-cell table:style-name="ce3"/>
          <table:table-cell office:value-type="float" office:value="20000">
            <text:p>20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12">
            <text:p>0.12</text:p>
          </table:table-cell>
          <table:table-cell table:style-name="ce3" office:value-type="float" office:value="0.112">
            <text:p>0.112</text:p>
          </table:table-cell>
          <table:table-cell table:style-name="ce3" office:value-type="float" office:value="0.1025">
            <text:p>0.1025</text:p>
          </table:table-cell>
          <table:table-cell table:style-name="ce3" office:value-type="float" office:value="0.0965">
            <text:p>0.0965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Tube</text:p>
          </table:table-cell>
          <table:table-cell table:style-name="ce3" office:value-type="string">
            <text:p>TUBE:T40S 40mm/ 199mm Natural gloss</text:p>
          </table:table-cell>
          <table:table-cell table:style-name="ce3" office:value-type="string">
            <text:p>cost levels not know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string">
            <text:p>100ml mini lid</text:p>
          </table:table-cell>
          <table:table-cell table:style-name="ce5" office:value-type="string">
            <text:p>LID: 24mm X Press White 8300/24/A </text:p>
          </table:table-cell>
          <table:table-cell/>
          <table:table-cell office:value-type="float" office:value="20000">
            <text:p>20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103">
            <text:p>0.103</text:p>
          </table:table-cell>
          <table:table-cell table:style-name="ce3" office:value-type="float" office:value="0.095">
            <text:p>0.095</text:p>
          </table:table-cell>
          <table:table-cell table:style-name="ce3" office:value-type="float" office:value="0.087">
            <text:p>0.087</text:p>
          </table:table-cell>
          <table:table-cell table:style-name="ce3" office:value-type="float" office:value="0.0785">
            <text:p>0.0785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250ml Pink Lid</text:p>
          </table:table-cell>
          <table:table-cell table:style-name="ce3" office:value-type="string">
            <text:p>PINK LID: 8325/24/G CF105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138">
            <text:p>0.138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114">
            <text:p>0.114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250ml Lilac Lid</text:p>
          </table:table-cell>
          <table:table-cell table:style-name="ce3" office:value-type="string">
            <text:p>LILAC LID: 8325/24/G CF112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138">
            <text:p>0.138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114">
            <text:p>0.114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250ml Turquoise lid</text:p>
          </table:table-cell>
          <table:table-cell table:style-name="ce3" office:value-type="string">
            <text:p>TURQUOISE LID:8325/24/G CF100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138">
            <text:p>0.138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114">
            <text:p>0.114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250ml Blue lid</text:p>
          </table:table-cell>
          <table:table-cell table:style-name="ce3" office:value-type="string">
            <text:p>BLUE LID: 8325/24/G CF120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138">
            <text:p>0.138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114">
            <text:p>0.114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250ml Red lid</text:p>
          </table:table-cell>
          <table:table-cell table:style-name="ce3" office:value-type="string">
            <text:p>RED LID: 8325/24/G CF110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138">
            <text:p>0.138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114">
            <text:p>0.114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250ml Green lid</text:p>
          </table:table-cell>
          <table:table-cell table:style-name="ce3" office:value-type="string">
            <text:p>GREEN LID: 8325/24/A CF160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138">
            <text:p>0.138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114">
            <text:p>0.114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250ml Purple lid</text:p>
          </table:table-cell>
          <table:table-cell table:style-name="ce3" office:value-type="string">
            <text:p>PURPLE LID: 8325/24/A CF170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138">
            <text:p>0.138</text:p>
          </table:table-cell>
          <table:table-cell table:style-name="ce3" office:value-type="float" office:value="0.128">
            <text:p>0.128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114">
            <text:p>0.114</text:p>
          </table:table-cell>
          <table:table-cell table:number-columns-repeated="1009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string">
            <text:p>Hand Pump</text:p>
          </table:table-cell>
          <table:table-cell table:style-name="ce3" office:value-type="string">
            <text:p>LID: Euroflow S4 Gloss pump/ CF230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2" office:value-type="float" office:value="0.147">
            <text:p>0.147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0.107">
            <text:p>0.107</text:p>
          </table:table-cell>
          <table:table-cell table:style-name="ce3" office:value-type="float" office:value="0.102">
            <text:p>0.102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Spray pump</text:p>
          </table:table-cell>
          <table:table-cell table:style-name="ce4" office:value-type="string">
            <text:p>LID:PZ2 PSK Spray Pump BX20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2" office:value-type="float" office:value="0.148">
            <text:p>0.148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1155">
            <text:p>0.1155</text:p>
          </table:table-cell>
          <table:table-cell table:style-name="ce3" office:value-type="float" office:value="0.1095">
            <text:p>0.1095</text:p>
          </table:table-cell>
          <table:table-cell table:number-columns-repeated="1009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string">
            <text:p>Spray cap</text:p>
          </table:table-cell>
          <table:table-cell table:style-name="ce4" office:value-type="string">
            <text:p>Non-aerosol overcap(gloss) 8103</text:p>
          </table:table-cell>
          <table:table-cell/>
          <table:table-cell office:value-type="float" office:value="25000">
            <text:p>25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float" office:value="0.062">
            <text:p>0.062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0.04">
            <text:p>0.04</text:p>
          </table:table-cell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tube lid</text:p>
          </table:table-cell>
          <table:table-cell table:style-name="ce4" office:value-type="string">
            <text:p>TUBE LID: Natural 8465/A Snap on flip top</text:p>
          </table:table-cell>
          <table:table-cell table:style-name="ce3" office:value-type="string">
            <text:p>cost levels not know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2"/>
          <table:table-cell table:style-name="ce3" table:number-columns-repeated="3"/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CF100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72">
            <text:p>0.72</text:p>
          </table:table-cell>
          <table:table-cell table:style-name="ce4" office:value-type="float" office:value="0.684">
            <text:p>0.684</text:p>
          </table:table-cell>
          <table:table-cell table:style-name="ce4" office:value-type="float" office:value="0.627">
            <text:p>0.627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CF105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684">
            <text:p>0.684</text:p>
          </table:table-cell>
          <table:table-cell table:style-name="ce4" office:value-type="float" office:value="0.648">
            <text:p>0.648</text:p>
          </table:table-cell>
          <table:table-cell table:style-name="ce4" office:value-type="float" office:value="0.594">
            <text:p>0.594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CF110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722">
            <text:p>0.722</text:p>
          </table:table-cell>
          <table:table-cell table:style-name="ce4" office:value-type="float" office:value="0.684">
            <text:p>0.684</text:p>
          </table:table-cell>
          <table:table-cell table:style-name="ce4" office:value-type="float" office:value="0.627">
            <text:p>0.627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CF120 &amp; CF120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703">
            <text:p>0.703</text:p>
          </table:table-cell>
          <table:table-cell table:style-name="ce4" office:value-type="float" office:value="0.666">
            <text:p>0.666</text:p>
          </table:table-cell>
          <table:table-cell table:style-name="ce4" office:value-type="float" office:value="0.61">
            <text:p>0.61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CF160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703">
            <text:p>0.703</text:p>
          </table:table-cell>
          <table:table-cell table:style-name="ce4" office:value-type="float" office:value="0.666">
            <text:p>0.666</text:p>
          </table:table-cell>
          <table:table-cell table:style-name="ce4" office:value-type="float" office:value="0.61">
            <text:p>0.61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CF170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684">
            <text:p>0.684</text:p>
          </table:table-cell>
          <table:table-cell table:style-name="ce4" office:value-type="float" office:value="0.648">
            <text:p>0.648</text:p>
          </table:table-cell>
          <table:table-cell table:style-name="ce4" office:value-type="float" office:value="0.627">
            <text:p>0.627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CF230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684">
            <text:p>0.684</text:p>
          </table:table-cell>
          <table:table-cell table:style-name="ce4" office:value-type="float" office:value="0.648">
            <text:p>0.648</text:p>
          </table:table-cell>
          <table:table-cell table:style-name="ce4" office:value-type="float" office:value="0.594">
            <text:p>0.594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CF235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722">
            <text:p>0.722</text:p>
          </table:table-cell>
          <table:table-cell table:style-name="ce4" office:value-type="float" office:value="0.684">
            <text:p>0.684</text:p>
          </table:table-cell>
          <table:table-cell table:style-name="ce4" office:value-type="float" office:value="0.627">
            <text:p>0.627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CF210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342">
            <text:p>0.342</text:p>
          </table:table-cell>
          <table:table-cell table:style-name="ce4" office:value-type="float" office:value="0.324">
            <text:p>0.324</text:p>
          </table:table-cell>
          <table:table-cell table:style-name="ce4" office:value-type="float" office:value="0.297">
            <text:p>0.297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CF215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3705">
            <text:p>0.3705</text:p>
          </table:table-cell>
          <table:table-cell table:style-name="ce4" office:value-type="float" office:value="0.351">
            <text:p>0.351</text:p>
          </table:table-cell>
          <table:table-cell table:style-name="ce4" office:value-type="float" office:value="0.321">
            <text:p>0.321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CF220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361">
            <text:p>0.361</text:p>
          </table:table-cell>
          <table:table-cell table:style-name="ce4" office:value-type="float" office:value="0.342">
            <text:p>0.342</text:p>
          </table:table-cell>
          <table:table-cell table:style-name="ce4" office:value-type="float" office:value="0.3135">
            <text:p>0.3135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CF225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3705">
            <text:p>0.3705</text:p>
          </table:table-cell>
          <table:table-cell table:style-name="ce4" office:value-type="float" office:value="0.351">
            <text:p>0.351</text:p>
          </table:table-cell>
          <table:table-cell table:style-name="ce4" office:value-type="float" office:value="0.321">
            <text:p>0.321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CF250 Fill</text:p>
          </table:table-cell>
          <table:table-cell table:style-name="ce4" office:value-type="string">
            <text:p>Manufacture &amp; Fill</text:p>
          </table:table-cell>
          <table:table-cell/>
          <table:table-cell office:value-type="float" office:value="5000">
            <text:p>5,000</text:p>
          </table:table-cell>
          <table:table-cell office:value-type="float" office:value="0">
            <text:p>0</text:p>
          </table:table-cell>
          <table:table-cell table:style-name="ce4" office:value-type="float" office:value="0.361">
            <text:p>0.361</text:p>
          </table:table-cell>
          <table:table-cell table:style-name="ce4" office:value-type="float" office:value="0.342">
            <text:p>0.342</text:p>
          </table:table-cell>
          <table:table-cell table:style-name="ce4" office:value-type="float" office:value="0.3135">
            <text:p>0.3135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CF245 Fill</text:p>
          </table:table-cell>
          <table:table-cell table:style-name="ce4" office:value-type="string">
            <text:p>Manufacture &amp; Fill</text:p>
          </table:table-cell>
          <table:table-cell table:style-name="ce3" office:value-type="string">
            <text:p>cost levels not know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CF240 Fill</text:p>
          </table:table-cell>
          <table:table-cell table:style-name="ce4" office:value-type="string">
            <text:p>Manufacture &amp; Fill</text:p>
          </table:table-cell>
          <table:table-cell table:style-name="ce3" office:value-type="string">
            <text:p>cost levels not know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CF260 Fill</text:p>
          </table:table-cell>
          <table:table-cell table:style-name="ce4" office:value-type="string">
            <text:p>Manufacture &amp; Fill</text:p>
          </table:table-cell>
          <table:table-cell table:style-name="ce3" office:value-type="string">
            <text:p>cost levels not know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hair brush</text:p>
          </table:table-cell>
          <table:table-cell table:style-name="ce4" office:value-type="string">
            <text:p>CF265</text:p>
          </table:table-cell>
          <table:table-cell table:style-name="ce3" office:value-type="string">
            <text:p>cost levels not known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Large EVA Bag</text:p>
          </table:table-cell>
          <table:table-cell table:style-name="ce4" office:value-type="string">
            <text:p>Large EVA Gift Bag</text:p>
          </table:table-cell>
          <table:table-cell/>
          <table:table-cell office:value-type="float" office:value="20000">
            <text:p>20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office:value-type="float" office:value="0.26">
            <text:p>0.26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0.12">
            <text:p>0.12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Small EVA Bag</text:p>
          </table:table-cell>
          <table:table-cell table:style-name="ce4" office:value-type="string">
            <text:p>Small EVA Gift Bag</text:p>
          </table:table-cell>
          <table:table-cell table:number-columns-repeated="5"/>
          <table:table-cell table:style-name="ce3" office:value-type="float" office:value="0.2">
            <text:p>0.2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0.17">
            <text:p>0.17</text:p>
          </table:table-cell>
          <table:table-cell table:number-columns-repeated="1010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string">
            <text:p>Barcode label</text:p>
          </table:table-cell>
          <table:table-cell table:style-name="ce4" office:value-type="string">
            <text:p>Barcode label</text:p>
          </table:table-cell>
          <table:table-cell office:value-type="string">
            <text:p>can these be combined?</text:p>
          </table:table-cell>
          <table:table-cell office:value-type="float" office:value="20000">
            <text:p>20,0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 office:value-type="float" office:value="0.01">
            <text:p>0.01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table:number-columns-repeated="2" table:style-name="ce4" office:value-type="string">
            <text:p>Assembly gift pack packing</text:p>
          </table:table-cell>
          <table:table-cell table:style-name="ce3" office:value-type="string">
            <text:p>cost levels not know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number-columns-repeated="1014"/>
        </table:table-row>
        <table:table-row table:style-name="ro1" table:number-rows-repeated="104853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onents" table:style-name="ta1" table:print="false"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office:value-type="string">
            <text:p>order_grou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Label Shampoo</text:p>
          </table:table-cell>
          <table:table-cell office:value-type="string">
            <text:p>Shampoo 250ml label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Label Conditioner</text:p>
          </table:table-cell>
          <table:table-cell office:value-type="string">
            <text:p>Conditioner 250ml label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Label Girls bubbles</text:p>
          </table:table-cell>
          <table:table-cell office:value-type="string">
            <text:p>Girls bubbles 250ml label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Label Hair &amp; body wash</text:p>
          </table:table-cell>
          <table:table-cell office:value-type="string">
            <text:p>Hair &amp; body wash 250ml label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Label Boys bubbles</text:p>
          </table:table-cell>
          <table:table-cell office:value-type="string">
            <text:p>Boys bubbles 250ml label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Label Body Wash</text:p>
          </table:table-cell>
          <table:table-cell office:value-type="string">
            <text:p>Body Wash 250ml label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Label 2 in 1</text:p>
          </table:table-cell>
          <table:table-cell office:value-type="string">
            <text:p>2 in 1 250ml label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Label Hand Wash</text:p>
          </table:table-cell>
          <table:table-cell office:value-type="string">
            <text:p>Hand Wash 250ml label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Label Hand &amp; body lotion</text:p>
          </table:table-cell>
          <table:table-cell office:value-type="string">
            <text:p>Hand &amp; body lotion 250ml label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string">
            <text:p>Label Conditioner</text:p>
          </table:table-cell>
          <table:table-cell office:value-type="string">
            <text:p>Conditioner 100ml label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Label Shampoo</text:p>
          </table:table-cell>
          <table:table-cell office:value-type="string">
            <text:p>Shampoo 100ml label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string">
            <text:p>Label Girls bubbles</text:p>
          </table:table-cell>
          <table:table-cell office:value-type="string">
            <text:p>Girls bubbles 100ml label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string">
            <text:p>Label Hair &amp; body wash</text:p>
          </table:table-cell>
          <table:table-cell office:value-type="string">
            <text:p>Hair &amp; body wash 100ml label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Label Hand &amp; body lotion</text:p>
          </table:table-cell>
          <table:table-cell office:value-type="string">
            <text:p>Hand &amp; body lotion 100ml label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Label Sunscreen</text:p>
          </table:table-cell>
          <table:table-cell office:value-type="string">
            <text:p>Sunscreen 150ml label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string">
            <text:p>Label Detangler</text:p>
          </table:table-cell>
          <table:table-cell office:value-type="string">
            <text:p>Detangler 150ml label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string">
            <text:p>Label Hair gel</text:p>
          </table:table-cell>
          <table:table-cell office:value-type="string">
            <text:p>Hair gel Tube Label</text:p>
          </table:table-cell>
          <table:table-cell table:style-name="ce3" office:value-type="float" office:value="4">
            <text:p>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50ml Bottle</text:p>
          </table:table-cell>
          <table:table-cell table:style-name="ce5" office:value-type="string">
            <text:p>BOTTLE: 5006/24/JJ 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string">
            <text:p>100ml Bottle</text:p>
          </table:table-cell>
          <table:table-cell office:value-type="string">
            <text:p>BOTTLE: 5574/24/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string">
            <text:p>250ml hand bottle</text:p>
          </table:table-cell>
          <table:table-cell office:value-type="string">
            <text:p>BOTTLE: 5006/ Different neck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string">
            <text:p>150ml spray bottle</text:p>
          </table:table-cell>
          <table:table-cell office:value-type="string">
            <text:p>BOTTLE:5048/24/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air gel Tube</text:p>
          </table:table-cell>
          <table:table-cell office:value-type="string">
            <text:p>TUBE:T40S 40mm/ 199mm Natural gloss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style-name="Default" office:value-type="string">
            <text:p>100ml mini lid</text:p>
          </table:table-cell>
          <table:table-cell table:style-name="ce5" office:value-type="string">
            <text:p>LID: 24mm X Press White 8300/24/A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50ml Pink Lid</text:p>
          </table:table-cell>
          <table:table-cell office:value-type="string">
            <text:p>PINK LID: 8325/24/G CF10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50ml Lilac Lid</text:p>
          </table:table-cell>
          <table:table-cell office:value-type="string">
            <text:p>LILAC LID: 8325/24/G CF1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50ml Turquoise lid</text:p>
          </table:table-cell>
          <table:table-cell office:value-type="string">
            <text:p>TURQUOISE LID:8325/24/G CF1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50ml Blue lid</text:p>
          </table:table-cell>
          <table:table-cell office:value-type="string">
            <text:p>BLUE LID: 8325/24/G CF1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50ml Red lid</text:p>
          </table:table-cell>
          <table:table-cell office:value-type="string">
            <text:p>RED LID: 8325/24/G CF1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50ml Green lid</text:p>
          </table:table-cell>
          <table:table-cell office:value-type="string">
            <text:p>GREEN LID: 8325/24/A CF16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50ml Purple lid</text:p>
          </table:table-cell>
          <table:table-cell office:value-type="string">
            <text:p>PURPLE LID: 8325/24/A CF17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and Pump</text:p>
          </table:table-cell>
          <table:table-cell office:value-type="string">
            <text:p>LID: Euroflow S4 Gloss pump/ CF23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pray pump</text:p>
          </table:table-cell>
          <table:table-cell table:style-name="ce4" office:value-type="string">
            <text:p>LID:PZ2 PSK Spray Pump BX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ray cap</text:p>
          </table:table-cell>
          <table:table-cell table:style-name="ce4" office:value-type="string">
            <text:p>Non-aerosol overcap(gloss) 810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pray cap</text:p>
          </table:table-cell>
          <table:table-cell table:style-name="ce4" office:value-type="string">
            <text:p>Non-aerosol overcap(gloss) 810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Default" office:value-type="string">
            <text:p>tube lid</text:p>
          </table:table-cell>
          <table:table-cell table:style-name="ce4" office:value-type="string">
            <text:p>TUBE LID: Natural 8465/A Snap on flip top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F10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22">
            <text:p>2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F105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23">
            <text:p>2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F11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F112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string">
            <text:p>CF120 Fill</text:p>
          </table:table-cell>
          <table:table-cell table:style-name="ce4" office:value-type="string">
            <text:p>Manufacture &amp; Fill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F16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F17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27">
            <text:p>2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F23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F235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29">
            <text:p>2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F21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F215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31">
            <text:p>3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F22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32">
            <text:p>3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F225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33">
            <text:p>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F25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34">
            <text:p>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F245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35">
            <text:p>3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F24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F260 Fill</text:p>
          </table:table-cell>
          <table:table-cell table:style-name="ce4" office:value-type="string">
            <text:p>Manufacture &amp; Fill</text:p>
          </table:table-cell>
          <table:table-cell table:style-name="ce1" office:value-type="float" office:value="37">
            <text:p>3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string">
            <text:p>Tangle Tamer Brush</text:p>
          </table:table-cell>
          <table:table-cell table:style-name="ce16" office:value-type="string">
            <text:p>Hair brish for CF26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4" office:value-type="string">
            <text:p>Girls gift bag</text:p>
          </table:table-cell>
          <table:table-cell table:style-name="ce4" office:value-type="string">
            <text:p>Large EVA Gift Bag – girls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oys gift bag</text:p>
          </table:table-cell>
          <table:table-cell table:style-name="ce4" office:value-type="string">
            <text:p>Large EVA Gift Bag – boys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and gift bag</text:p>
          </table:table-cell>
          <table:table-cell table:style-name="ce4" office:value-type="string">
            <text:p>Large EVA Gift Bag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mall EVA Bag</text:p>
          </table:table-cell>
          <table:table-cell table:style-name="ce4" office:value-type="string">
            <text:p>Small EVA Gift Bag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4" office:value-type="string">
            <text:p>Barcode label</text:p>
          </table:table-cell>
          <table:table-cell table:style-name="Default" office:value-type="string">
            <text:p>for bags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table:style-name="ce4" office:value-type="string">
            <text:p>Assembly gift pack packing</text:p>
          </table:table-cell>
          <table:table-cell table:style-name="ce1" office:value-type="float" office:value="42">
            <text:p>42</text:p>
          </table:table-cell>
        </table:table-row>
      </table:table>
      <table:table table:name="Assembly" table:style-name="ta1" table:print="false">
        <table:table-column table:style-name="co5" table:default-cell-style-name="Default"/>
        <table:table-column table:style-name="co5" table:default-cell-style-name="ce3"/>
        <table:table-column table:style-name="co8" table:default-cell-style-name="ce3"/>
        <table:table-column table:style-name="co5" table:default-cell-style-name="ce3"/>
        <table:table-column table:style-name="co5" table:number-columns-repeated="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ize</text:p>
          </table:table-cell>
          <table:table-cell office:value-type="string">
            <text:p>component1</text:p>
          </table:table-cell>
          <table:table-cell office:value-type="string">
            <text:p>component2</text:p>
          </table:table-cell>
          <table:table-cell office:value-type="string">
            <text:p>component3</text:p>
          </table:table-cell>
          <table:table-cell office:value-type="string">
            <text:p>component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F100</text:p>
          </table:table-cell>
          <table:table-cell office:value-type="string">
            <text:p>Shampoo</text:p>
          </table:table-cell>
          <table:table-cell table:style-name="Default" office:value-type="string">
            <text:p>250ml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CF105</text:p>
          </table:table-cell>
          <table:table-cell office:value-type="string">
            <text:p>Conditioner</text:p>
          </table:table-cell>
          <table:table-cell table:style-name="Default" office:value-type="string">
            <text:p>250ml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CF100</text:p>
          </table:table-cell>
          <table:table-cell office:value-type="string">
            <text:p>Hair &amp; body wash</text:p>
          </table:table-cell>
          <table:table-cell table:style-name="Default" office:value-type="string">
            <text:p>250ml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table:style-name="Default" office:value-type="string">
            <text:p>CF112</text:p>
          </table:table-cell>
          <table:table-cell office:value-type="string">
            <text:p>Girls bubbles</text:p>
          </table:table-cell>
          <table:table-cell table:style-name="Default" office:value-type="string">
            <text:p>250ml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CF120</text:p>
          </table:table-cell>
          <table:table-cell office:value-type="string">
            <text:p>Boys bubbles</text:p>
          </table:table-cell>
          <table:table-cell office:value-type="string">
            <text:p>250m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CF160</text:p>
          </table:table-cell>
          <table:table-cell office:value-type="string">
            <text:p>Body Wash</text:p>
          </table:table-cell>
          <table:table-cell office:value-type="string">
            <text:p>250ml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string">
            <text:p>CF170</text:p>
          </table:table-cell>
          <table:table-cell office:value-type="string">
            <text:p>2 in 1</text:p>
          </table:table-cell>
          <table:table-cell office:value-type="string">
            <text:p>250ml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table:style-name="Default" office:value-type="string">
            <text:p>CF175</text:p>
          </table:table-cell>
          <table:table-cell office:value-type="string">
            <text:p>Top to toe cleaning kit for kids</text:p>
          </table:table-cell>
          <table:table-cell table:style-name="Default"/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table:style-name="ce4" office:value-type="string">
            <text:p>CF180</text:p>
          </table:table-cell>
          <table:table-cell table:style-name="ce4" office:value-type="string">
            <text:p>Girls gift bag</text:p>
          </table:table-cell>
          <table:table-cell table:style-name="Default"/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table:style-name="ce4" office:value-type="string">
            <text:p>CF195</text:p>
          </table:table-cell>
          <table:table-cell office:value-type="string">
            <text:p>Boys gift bag</text:p>
          </table:table-cell>
          <table:table-cell table:style-name="Default"/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string">
            <text:p>CF210</text:p>
          </table:table-cell>
          <table:table-cell office:value-type="string">
            <text:p>Conditioner</text:p>
          </table:table-cell>
          <table:table-cell office:value-type="string">
            <text:p>100ml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CF215</text:p>
          </table:table-cell>
          <table:table-cell office:value-type="string">
            <text:p>Shampoo</text:p>
          </table:table-cell>
          <table:table-cell office:value-type="string">
            <text:p>100ml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string">
            <text:p>CF220</text:p>
          </table:table-cell>
          <table:table-cell office:value-type="string">
            <text:p>Girls bubbles</text:p>
          </table:table-cell>
          <table:table-cell office:value-type="string">
            <text:p>100ml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CF225</text:p>
          </table:table-cell>
          <table:table-cell office:value-type="string">
            <text:p>Hair &amp; body wash</text:p>
          </table:table-cell>
          <table:table-cell office:value-type="string">
            <text:p>100ml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string">
            <text:p>CF230</text:p>
          </table:table-cell>
          <table:table-cell office:value-type="string">
            <text:p>Hand Wash</text:p>
          </table:table-cell>
          <table:table-cell office:value-type="string">
            <text:p>250ml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CF235</text:p>
          </table:table-cell>
          <table:table-cell office:value-type="string">
            <text:p>Hand &amp; body lotion</text:p>
          </table:table-cell>
          <table:table-cell office:value-type="string">
            <text:p>250ml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2">
          <table:table-cell/>
          <table:table-cell office:value-type="string">
            <text:p>CF240</text:p>
          </table:table-cell>
          <table:table-cell office:value-type="string">
            <text:p>Detangler</text:p>
          </table:table-cell>
          <table:table-cell office:value-type="string">
            <text:p>150ml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string">
            <text:p>CF245</text:p>
          </table:table-cell>
          <table:table-cell office:value-type="string">
            <text:p>Sunscreen</text:p>
          </table:table-cell>
          <table:table-cell office:value-type="string">
            <text:p>150ml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£</number:text>
      <number:number number:decimal-places="0" number:min-integer-digits="1" number:grouping="true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£</number:text>
      <number:number number:decimal-places="2" number:min-integer-digits="1" number:grouping="true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 £(</number:text>
      <number:number number:decimal-places="2" number:min-integer-digits="1" number:grouping="true"/>
      <number:text>)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percentage-style style:name="N147">
      <number:number number:decimal-places="1" number:min-integer-digits="1"/>
      <number:text>%</number:text>
    </number:percentage-style>
    <number:number-style style:name="N149P0" style:volatile="true">
      <number:text>£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£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">
      <number:number number:decimal-places="1" number:min-integer-digits="1" number:grouping="true"/>
    </number:number-style>
    <number:number-style style:name="N151">
      <number:number number:decimal-places="1" number:min-integer-digits="1"/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£</number:text>
      <number:number number:decimal-places="3" number:min-integer-digits="1" number:grouping="true"/>
      <number:text> </number:text>
    </number:number-style>
    <number:number-style style:name="N157P1" style:volatile="true">
      <number:text> £(</number:text>
      <number:number number:decimal-places="3" number:min-integer-digits="1" number:grouping="true"/>
      <number:text>)</number:text>
    </number:number-style>
    <number:number-style style:name="N157P2" style:volatile="true">
      <number:text> £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£</number:text>
      <number:number number:decimal-places="3" number:min-integer-digits="1" number:grouping="true"/>
      <number:text> </number:text>
    </number:number-style>
    <number:number-style style:name="N159P1" style:volatile="true">
      <number:text>-£</number:text>
      <number:number number:decimal-places="3" number:min-integer-digits="1" number:grouping="true"/>
      <number:text> </number:text>
    </number:number-style>
    <number:number-style style:name="N159P2" style:volatile="true">
      <number:text> £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> £</number:text>
      <number:number number:decimal-places="1" number:min-integer-digits="1" number:grouping="true"/>
      <number:text> </number:text>
    </number:number-style>
    <number:number-style style:name="N162P1" style:volatile="true">
      <number:text>-£</number:text>
      <number:number number:decimal-places="1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5P0" style:volatile="true">
      <number:month number:textual="true"/>
      <number:text>-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7P0" style:volatile="true">
      <number:text>£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£</number:text>
      <number:number number:decimal-places="0" number:min-integer-digits="1" number:grouping="true"/>
      <number:text>)</number:text>
      <style:map style:condition="value()&gt;=0" style:apply-style-name="N167P0"/>
    </number:number-style>
    <number:date-style style:name="N168">
      <number:month number:textual="true"/>
      <number:text>-</number:text>
      <number:year number:style="long"/>
    </number:date-style>
    <number:number-style style:name="N169">
      <number:text>£</number:text>
      <number:number number:decimal-places="1" number:min-integer-digits="1" number:grouping="true"/>
    </number:number-style>
    <number:number-style style:name="N170">
      <number:text>£</number:text>
      <number:number number:decimal-places="3" number:min-integer-digits="1" number:grouping="true"/>
    </number:number-style>
    <number:number-style style:name="N171">
      <number:number number:decimal-places="3" number:min-integer-digits="1"/>
    </number:number-style>
    <number:number-style style:name="N172">
      <number:number number:decimal-places="4" number:min-integer-digits="1"/>
    </number:number-style>
    <number:number-style style:name="N174P0" style:volatile="true">
      <number:text>£</number:text>
      <number:number number:decimal-places="1" number:min-integer-digits="1" number:grouping="true"/>
      <number:text> </number:text>
    </number:number-style>
    <number:number-style style:name="N174">
      <style:text-properties fo:color="#ff0000"/>
      <number:text>(£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5">
      <number:text>£</number:text>
      <number:number number:decimal-places="4" number:min-integer-digits="1" number:grouping="true"/>
    </number:number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(</number:text>
      <number:number number:decimal-places="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£</number:text>
      <number:number number:decimal-places="2" number:min-integer-digits="1" number:grouping="true"/>
    </number:number-style>
    <number:number-style style:name="N182">
      <style:text-properties fo:color="#ff0000"/>
      <number:text>£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</number:number-style>
    <number:number-style style:name="N183">
      <style:text-properties fo:color="#ff0000"/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£</number:text>
      <number:number number:decimal-places="1" number:min-integer-digits="1" number:grouping="true"/>
    </number:number-style>
    <number:number-style style:name="N184">
      <style:text-properties fo:color="#ff0000"/>
      <number:text>£</number:text>
      <number:number number:decimal-places="1" number:min-integer-digits="1" number:grouping="true"/>
      <style:map style:condition="value()&gt;=0" style:apply-style-name="N184P0"/>
    </number:number-style>
    <number:number-style style:name="N185P0" style:volatile="true">
      <number:text>£</number:text>
      <number:number number:decimal-places="0" number:min-integer-digits="1" number:grouping="true"/>
    </number:number-style>
    <number:number-style style:name="N185">
      <style:text-properties fo:color="#ff0000"/>
      <number:text>£</number:text>
      <number:number number:decimal-places="0" number:min-integer-digits="1" number:grouping="true"/>
      <style:map style:condition="value()&gt;=0" style:apply-style-name="N185P0"/>
    </number:number-style>
    <number:number-style style:name="N186">
      <number:number number:decimal-places="7" number:min-integer-digits="1"/>
    </number:number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">
      <number:text>-</number:text>
      <number:number number:decimal-places="0" number:min-integer-digits="1" number:grouping="true"/>
      <number:text> </number:text>
      <style:map style:condition="value()&gt;=0" style:apply-style-name="N190P0"/>
    </number:number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-</number:text>
      <number:number number:decimal-places="1" number:min-integer-digits="1" number:grouping="true"/>
      <number:text> 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94">
      <number:text-content/>
      <style:map style:condition="value()&gt;=0" style:apply-style-name="N194P0"/>
    </number:text-style>
    <number:number-style style:name="N195">
      <number:number number:decimal-places="13" number:min-integer-digits="1"/>
    </number:number-style>
    <number:number-style style:name="N196">
      <number:number number:decimal-places="3" number:min-integer-digits="1" number:grouping="true"/>
    </number:number-style>
    <number:number-style style:name="N197P0" style:volatile="true">
      <number:text>£</number:text>
      <number:number number:decimal-places="0" number:min-integer-digits="1" number:grouping="true"/>
    </number:number-style>
    <number:number-style style:name="N197">
      <number:text>-£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£</number:text>
      <number:number number:decimal-places="0" number:min-integer-digits="1" number:grouping="true"/>
    </number:number-style>
    <number:number-style style:name="N198">
      <style:text-properties fo:color="#ff0000"/>
      <number:text>-£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£</number:text>
      <number:number number:decimal-places="2" number:min-integer-digits="1" number:grouping="true"/>
    </number:number-style>
    <number:number-style style:name="N199">
      <number:text>-£</number:text>
      <number:number number: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number:min-integer-digits="1" number:grouping="true"/>
    </number:number-style>
    <number:number-style style:name="N200">
      <style:text-properties fo:color="#ff0000"/>
      <number:text>-£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 </number:text>
      <number:number number:decimal-places="0" number:min-integer-digits="1" number:grouping="true"/>
      <number:text> </number:text>
    </number:number-style>
    <number:number-style style:name="N201P1" style:volatile="true">
      <number:text>-</number:text>
      <number:number number:decimal-places="0" number:min-integer-digits="1" number:grouping="true"/>
      <number:text> </number:text>
    </number:number-style>
    <number:number-style style:name="N201P2" style:volatile="true">
      <number:text> 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£</number:text>
      <number:number number:decimal-places="0" number:min-integer-digits="1" number:grouping="true"/>
      <number:text> </number:text>
    </number:number-style>
    <number:number-style style:name="N202P1" style:volatile="true">
      <number:text>-£</number:text>
      <number:number number:decimal-places="0" number:min-integer-digits="1" number:grouping="true"/>
      <number:text> </number:text>
    </number:number-style>
    <number:number-style style:name="N202P2" style:volatile="true">
      <number:text> £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text> </number:text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£</number:text>
      <number:number number:decimal-places="2" number:min-integer-digits="1" number:grouping="true"/>
      <number:text> </number:text>
    </number:number-style>
    <number:number-style style:name="N204P1" style:volatile="true">
      <number:text>-£</number:text>
      <number:number number:decimal-places="2" number:min-integer-digits="1" number:grouping="true"/>
      <number:text> </number:text>
    </number:number-style>
    <number:number-style style:name="N204P2" style:volatile="true">
      <number:text> £-</number:text>
      <number:number number: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scientific-number number:decimal-places="1" number:min-integer-digits="3" number:min-exponent-digits="1"/>
    </number:number-style>
    <number:number-style style:name="N206P0" style:volatile="true">
      <number:text> £</number:text>
      <number:number number:decimal-places="2" number:min-integer-digits="1" number:grouping="true"/>
      <number:text> </number:text>
    </number:number-style>
    <number:number-style style:name="N206P1" style:volatile="true">
      <number:text> £(</number:text>
      <number:number number:decimal-places="2" number:min-integer-digits="1" number:grouping="true"/>
      <number:text>)</number:text>
    </number:number-style>
    <number:number-style style:name="N206P2" style:volatile="true">
      <number:text> £-</number:text>
      <number:number number: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Yes</number:text>
    </number:number-style>
    <number:number-style style:name="N207P1" style:volatile="true">
      <number:text>Yes</number:text>
    </number:number-style>
    <number:number-style style:name="N207">
      <number:text>No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True</number:text>
    </number:number-style>
    <number:number-style style:name="N208P1" style:volatile="true">
      <number:text>True</number:text>
    </number:number-style>
    <number:number-style style:name="N208">
      <number:text>False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On</number:text>
    </number:number-style>
    <number:number-style style:name="N209P1" style:volatile="true">
      <number:text>On</number:text>
    </number:number-style>
    <number:number-style style:name="N209">
      <number:text>Off</number:text>
      <style:map style:condition="value()&gt;0" style:apply-style-name="N209P0"/>
      <style:map style:condition="value()&lt;0" style:apply-style-name="N209P1"/>
    </number:number-style>
    <number:currency-style style:name="N21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0P0"/>
    </number:currency-style>
    <number:number-style style:name="N211P0" style:volatile="true">
      <number:text>£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£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 </number:text>
      <number:number number:decimal-places="2" number:min-integer-digits="1" number:grouping="true"/>
      <number:text> </number:text>
    </number:number-style>
    <number:number-style style:name="N212P1" style:volatile="true">
      <number:text> (</number:text>
      <number:number number:decimal-places="2" number:min-integer-digits="1" number:grouping="true"/>
      <number:text>)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0" number:min-integer-digits="1" number:grouping="true"/>
      <number:text> </number:text>
    </number:number-style>
    <number:number-style style:name="N213P1" style:volatile="true">
      <number:text>-</number:text>
      <number:number number:decimal-places="0" number:min-integer-digits="1" number:grouping="true"/>
      <number:text> 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£</number:text>
      <number:number number:decimal-places="3" number:min-integer-digits="1" number:grouping="true"/>
      <number:text> </number:text>
    </number:number-style>
    <number:number-style style:name="N214P1" style:volatile="true">
      <number:text> £(</number:text>
      <number:number number:decimal-places="3" number:min-integer-digits="1" number:grouping="true"/>
      <number:text>)</number:text>
    </number:number-style>
    <number:number-style style:name="N214P2" style:volatile="true">
      <number:text> £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£</number:text>
      <number:number number:decimal-places="3" number:min-integer-digits="1" number:grouping="true"/>
      <number:text> </number:text>
    </number:number-style>
    <number:number-style style:name="N215P1" style:volatile="true">
      <number:text>-£</number:text>
      <number:number number:decimal-places="3" number:min-integer-digits="1" number:grouping="true"/>
      <number:text> </number:text>
    </number:number-style>
    <number:number-style style:name="N215P2" style:volatile="true">
      <number:text> £-</number:text>
      <number:number number: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 £</number:text>
      <number:number number:decimal-places="2" number:min-integer-digits="1" number:grouping="true"/>
      <number:text> </number:text>
    </number:number-style>
    <number:number-style style:name="N216P1" style:volatile="true">
      <number:text>-£</number:text>
      <number:number number:decimal-places="2" number:min-integer-digits="1" number:grouping="true"/>
      <number:text> </number:text>
    </number:number-style>
    <number:number-style style:name="N216P2" style:volatile="true">
      <number:text> £-</number:text>
      <number:number number:decimal-places="0" number:min-integer-digits="0"/>
      <number:text>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 £</number:text>
      <number:number number:decimal-places="1" number:min-integer-digits="1" number:grouping="true"/>
      <number:text> </number:text>
    </number:number-style>
    <number:number-style style:name="N217P1" style:volatile="true">
      <number:text>-£</number:text>
      <number:number number:decimal-places="1" number:min-integer-digits="1" number:grouping="true"/>
      <number:text> </number:text>
    </number:number-style>
    <number:number-style style:name="N217P2" style:volatile="true">
      <number:text> £-</number:text>
      <number:number number: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 £</number:text>
      <number:number number:decimal-places="0" number:min-integer-digits="1" number:grouping="true"/>
      <number:text> </number:text>
    </number:number-style>
    <number:number-style style:name="N218P1" style:volatile="true">
      <number:text>-£</number:text>
      <number:number number:decimal-places="0" number:min-integer-digits="1" number:grouping="true"/>
      <number:text> </number:text>
    </number:number-style>
    <number:number-style style:name="N218P2" style:volatile="true">
      <number:text> £-</number:text>
      <number:number number:decimal-places="0" number:min-integer-digits="0"/>
      <number:text>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date-style style:name="N219P0" style:volatile="true">
      <number:month number:textual="true"/>
      <number:text>-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P0" style:volatile="true">
      <number:text>£</number:text>
      <number:number number:decimal-places="0" number:min-integer-digits="1" number:grouping="true"/>
      <number:text> </number:text>
    </number:number-style>
    <number:number-style style:name="N220">
      <style:text-properties fo:color="#ff0000"/>
      <number:text>(£</number:text>
      <number:number number:decimal-places="0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text>£</number:text>
      <number:number number:decimal-places="1" number:min-integer-digits="1" number:grouping="true"/>
      <number:text> </number:text>
    </number:number-style>
    <number:number-style style:name="N221">
      <style:text-properties fo:color="#ff0000"/>
      <number:text>(£</number:text>
      <number:number number:decimal-places="1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 $</number:text>
      <number:number number:decimal-places="2" number:min-integer-digits="1" number:grouping="true"/>
      <number:text> </number:text>
    </number:number-style>
    <number:number-style style:name="N222P1" style:volatile="true">
      <number:text> $(</number:text>
      <number:number number:decimal-places="2" number:min-integer-digits="1" number:grouping="true"/>
      <number:text>)</number:text>
    </number:number-style>
    <number:number-style style:name="N222P2" style:volatile="true">
      <number:text> $-</number:text>
      <number:number number:decimal-places="0" number:min-integer-digits="0"/>
      <number:text> </number:text>
    </number:number-style>
    <number:text-style style:name="N222">
      <number:text> </number:text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</number:text>
      <number:number number:decimal-places="0" number:min-integer-digits="1" number:grouping="true"/>
      <number:text> </number:text>
    </number:number-style>
    <number:number-style style:name="N223P1" style:volatile="true">
      <number:text> (</number:text>
      <number:number number:decimal-places="0" number:min-integer-digits="1" number:grouping="true"/>
      <number:text>)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text> £</number:text>
      <number:number number:decimal-places="3" number:min-integer-digits="1" number:grouping="true"/>
      <number:text> </number:text>
    </number:number-style>
    <number:number-style style:name="N224P1" style:volatile="true">
      <number:text>-£</number:text>
      <number:number number:decimal-places="3" number:min-integer-digits="1" number:grouping="true"/>
      <number:text> </number:text>
    </number:number-style>
    <number:number-style style:name="N224P2" style:volatile="true">
      <number:text> £-</number:text>
      <number:number number:decimal-places="0" number:min-integer-digits="0"/>
      <number:text>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£</number:text>
      <number:number number:decimal-places="1" number:min-integer-digits="1" number:grouping="true"/>
      <number:text> </number:text>
    </number:number-style>
    <number:number-style style:name="N225P1" style:volatile="true">
      <number:text>-£</number:text>
      <number:number number:decimal-places="1" number:min-integer-digits="1" number:grouping="true"/>
      <number:text> </number:text>
    </number:number-style>
    <number:number-style style:name="N225P2" style:volatile="true">
      <number:text> £-</number:text>
      <number:number number:decimal-places="0" number:min-integer-digits="0"/>
      <number:text>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text> £</number:text>
      <number:number number:decimal-places="0" number:min-integer-digits="1" number:grouping="true"/>
      <number:text> </number:text>
    </number:number-style>
    <number:number-style style:name="N226P1" style:volatile="true">
      <number:text>-£</number:text>
      <number:number number:decimal-places="0" number:min-integer-digits="1" number:grouping="true"/>
      <number:text> </number:text>
    </number:number-style>
    <number:number-style style:name="N226P2" style:volatile="true">
      <number:text> £-</number:text>
      <number:number number:decimal-places="0" number:min-integer-digits="0"/>
      <number:text>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number number:decimal-places="0" number:min-integer-digits="1" number:grouping="true"/>
      <number:text> </number:text>
    </number:number-style>
    <number:number-style style:name="N22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27P0"/>
    </number:number-style>
    <number:number-style style:name="N228P0" style:volatile="true">
      <number:number number:decimal-places="0" number:min-integer-digits="1" number:grouping="true"/>
      <number:text> </number:text>
    </number:number-style>
    <number:number-style style:name="N228">
      <number:text>-</number:text>
      <number:number number:decimal-places="0" number:min-integer-digits="1" number:grouping="true"/>
      <number:text> </number:text>
      <style:map style:condition="value()&gt;=0" style:apply-style-name="N228P0"/>
    </number:number-style>
    <number:number-style style:name="N229P0" style:volatile="true">
      <number:text> </number:text>
      <number:number number:decimal-places="1" number:min-integer-digits="1" number:grouping="true"/>
      <number:text> </number:text>
    </number:number-style>
    <number:number-style style:name="N229P1" style:volatile="true">
      <number:text>-</number:text>
      <number:number number: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day number:style="long"/>
      <number:text> </number:text>
      <number:month number:style="long" number:textual="true"/>
      <number:text> </number:text>
      <number:year number:style="long"/>
    </number:date-style>
    <number:date-style style:name="N23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31">
      <number:text-content/>
      <style:map style:condition="value()&gt;=0" style:apply-style-name="N231P0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3/09/2013</text:date>, <text:time>20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Colvin</meta:initial-creator>
    <meta:creation-date>2013-09-03T18:58:34.68</meta:creation-date>
    <dc:date>2013-09-03T20:40:04.20</dc:date>
    <dc:creator>Samuel Colvin</dc:creator>
    <meta:editing-duration>PT1H10M6S</meta:editing-duration>
    <meta:editing-cycles>10</meta:editing-cycles>
    <meta:generator>OpenOffice/4.0.0$Win32 OpenOffice.org_project/400m3$Build-9702</meta:generator>
    <meta:document-statistic meta:table-count="3" meta:cell-count="711" meta:object-count="0"/>
  </office:meta>
</office:document-meta>
</file>